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18D1300F1C1AF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0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263cm" fo:min-width="23.237cm"/>
    </style:style>
    <style:style style:name="gr3" style:family="graphic" style:parent-style-name="standard">
      <style:graphic-properties draw:stroke="none" draw:fill="none" draw:fill-color="#ffffff" fo:min-height="11.48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fff" style:font-name="Liberation Sans1" fo:font-size="48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827cm" svg:x="0cm" svg:y="-0.057cm">
          <draw:image xlink:href="Pictures/10000000000005DC0000043D2D18D1300F1C1AF6.jpg" xlink:type="simple" xlink:show="embed" xlink:actuate="onLoad">
            <text:p/>
          </draw:image>
        </draw:frame>
        <draw:custom-shape draw:style-name="gr2" draw:text-style-name="P2" draw:layer="layout" svg:width="24.765cm" svg:height="10.541cm" svg:x="1.635cm" svg:y="2.5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317cm" svg:height="11.734cm" svg:x="1.342cm" svg:y="3.236cm">
          <draw:text-box>
            <text:p text:style-name="P3"><text:span text:style-name="T1">Jesus acalma a tempestade</text:span><text:span text:style-name="T2"> </text:span></text:p>
            <text:p text:style-name="P3"><text:span text:style-name="T3">(Marcos 4.35-41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6:41.209000000</dc:date>
    <meta:editing-duration>PT50M42S</meta:editing-duration>
    <meta:editing-cycles>18</meta:editing-cycles>
    <meta:generator>LibreOffice/5.4.7.2$Windows_X86_64 LibreOffice_project/c838ef25c16710f8838b1faec480ebba495259d0</meta:generator>
    <meta:document-statistic meta:object-count="3"/>
  </office:meta>
</office:document-meta>
</file>